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-Tabelle_20_F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-Tabelle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-Tabelle_20_Ecke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-Tabelle_20_Wert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-Tabelle_20_Wert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-Tabelle_20_Wert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-Tabelle_20_Ergebnis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# code</text:p>
          </table:table-cell>
          <table:table-cell office:value-type="string" calcext:value-type="string">
            <text:p>Full-Quantity</text:p>
          </table:table-cell>
          <table:table-cell office:value-type="string" calcext:value-type="string">
            <text:p>Half-Quantity</text:p>
          </table:table-cell>
          <table:table-cell office:value-type="string" calcext:value-type="string">
            <text:p>Quarter-Quantity</text:p>
          </table:table-cell>
          <table:table-cell office:value-type="string" calcext:value-type="string">
            <text:p>Half-Q%</text:p>
          </table:table-cell>
          <table:table-cell office:value-type="string" calcext:value-type="string">
            <text:p>Quater-Q%</text:p>
          </table:table-cell>
          <table:table-cell/>
        </table:table-row>
        <table:table-row table:style-name="ro1">
          <table:table-cell office:value-type="string" calcext:value-type="string">
            <text:p>PROD00000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2]=0;1;2*[.C2]/[.B2]);2)" office:value-type="float" office:value="0" calcext:value-type="float">
            <text:p>0</text:p>
          </table:table-cell>
          <table:table-cell table:formula="of:=ROUND(IF([.B2]&lt;&gt;0;4*[.D2]/[.B2];IF([.C2]&lt;&gt;0;2*[.D2]/[.C2];1));2)" office:value-type="float" office:value="0" calcext:value-type="float">
            <text:p>0</text:p>
          </table:table-cell>
          <table:table-cell table:formula="of:=IF([.B2]&gt;0;4;0)+IF([.C2]&gt;0;2;0)+IF([.D2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02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ROUND(IF([.B3]=0;1;2*[.C3]/[.B3]);2)" office:value-type="float" office:value="0.91" calcext:value-type="float">
            <text:p>0,91</text:p>
          </table:table-cell>
          <table:table-cell table:formula="of:=ROUND(IF([.B3]&lt;&gt;0;4*[.D3]/[.B3];IF([.C3]&lt;&gt;0;2*[.D3]/[.C3];1));2)" office:value-type="float" office:value="0.73" calcext:value-type="float">
            <text:p>0,73</text:p>
          </table:table-cell>
          <table:table-cell table:formula="of:=IF([.B3]&gt;0;4;0)+IF([.C3]&gt;0;2;0)+IF([.D3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03</text:p>
          </table:table-cell>
          <table:table-cell office:value-type="float" office:value="415" calcext:value-type="float">
            <text:p>415</text:p>
          </table:table-cell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table:formula="of:=ROUND(IF([.B4]=0;1;2*[.C4]/[.B4]);2)" office:value-type="float" office:value="1" calcext:value-type="float">
            <text:p>1</text:p>
          </table:table-cell>
          <table:table-cell table:formula="of:=ROUND(IF([.B4]&lt;&gt;0;4*[.D4]/[.B4];IF([.C4]&lt;&gt;0;2*[.D4]/[.C4];1));2)" office:value-type="float" office:value="0.99" calcext:value-type="float">
            <text:p>0,99</text:p>
          </table:table-cell>
          <table:table-cell table:formula="of:=IF([.B4]&gt;0;4;0)+IF([.C4]&gt;0;2;0)+IF([.D4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0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5]=0;1;2*[.C5]/[.B5]);2)" office:value-type="float" office:value="0" calcext:value-type="float">
            <text:p>0</text:p>
          </table:table-cell>
          <table:table-cell table:formula="of:=ROUND(IF([.B5]&lt;&gt;0;4*[.D5]/[.B5];IF([.C5]&lt;&gt;0;2*[.D5]/[.C5];1));2)" office:value-type="float" office:value="0" calcext:value-type="float">
            <text:p>0</text:p>
          </table:table-cell>
          <table:table-cell table:formula="of:=IF([.B5]&gt;0;4;0)+IF([.C5]&gt;0;2;0)+IF([.D5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05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formula="of:=ROUND(IF([.B6]=0;1;2*[.C6]/[.B6]);2)" office:value-type="float" office:value="0.98" calcext:value-type="float">
            <text:p>0,98</text:p>
          </table:table-cell>
          <table:table-cell table:formula="of:=ROUND(IF([.B6]&lt;&gt;0;4*[.D6]/[.B6];IF([.C6]&lt;&gt;0;2*[.D6]/[.C6];1));2)" office:value-type="float" office:value="0.95" calcext:value-type="float">
            <text:p>0,95</text:p>
          </table:table-cell>
          <table:table-cell table:formula="of:=IF([.B6]&gt;0;4;0)+IF([.C6]&gt;0;2;0)+IF([.D6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06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ROUND(IF([.B7]=0;1;2*[.C7]/[.B7]);2)" office:value-type="float" office:value="0.91" calcext:value-type="float">
            <text:p>0,91</text:p>
          </table:table-cell>
          <table:table-cell table:formula="of:=ROUND(IF([.B7]&lt;&gt;0;4*[.D7]/[.B7];IF([.C7]&lt;&gt;0;2*[.D7]/[.C7];1));2)" office:value-type="float" office:value="0.73" calcext:value-type="float">
            <text:p>0,73</text:p>
          </table:table-cell>
          <table:table-cell table:formula="of:=IF([.B7]&gt;0;4;0)+IF([.C7]&gt;0;2;0)+IF([.D7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07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table:formula="of:=ROUND(IF([.B8]=0;1;2*[.C8]/[.B8]);2)" office:value-type="float" office:value="1" calcext:value-type="float">
            <text:p>1</text:p>
          </table:table-cell>
          <table:table-cell table:formula="of:=ROUND(IF([.B8]&lt;&gt;0;4*[.D8]/[.B8];IF([.C8]&lt;&gt;0;2*[.D8]/[.C8];1));2)" office:value-type="float" office:value="1" calcext:value-type="float">
            <text:p>1</text:p>
          </table:table-cell>
          <table:table-cell table:formula="of:=IF([.B8]&gt;0;4;0)+IF([.C8]&gt;0;2;0)+IF([.D8]&gt;0;1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000008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ROUND(IF([.B9]=0;1;2*[.C9]/[.B9]);2)" office:value-type="float" office:value="1" calcext:value-type="float">
            <text:p>1</text:p>
          </table:table-cell>
          <table:table-cell table:formula="of:=ROUND(IF([.B9]&lt;&gt;0;4*[.D9]/[.B9];IF([.C9]&lt;&gt;0;2*[.D9]/[.C9];1));2)" office:value-type="float" office:value="0" calcext:value-type="float">
            <text:p>0</text:p>
          </table:table-cell>
          <table:table-cell table:formula="of:=IF([.B9]&gt;0;4;0)+IF([.C9]&gt;0;2;0)+IF([.D9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0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10]=0;1;2*[.C10]/[.B10]);2)" office:value-type="float" office:value="0" calcext:value-type="float">
            <text:p>0</text:p>
          </table:table-cell>
          <table:table-cell table:formula="of:=ROUND(IF([.B10]&lt;&gt;0;4*[.D10]/[.B10];IF([.C10]&lt;&gt;0;2*[.D10]/[.C10];1));2)" office:value-type="float" office:value="0" calcext:value-type="float">
            <text:p>0</text:p>
          </table:table-cell>
          <table:table-cell table:formula="of:=IF([.B10]&gt;0;4;0)+IF([.C10]&gt;0;2;0)+IF([.D10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10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ROUND(IF([.B11]=0;1;2*[.C11]/[.B11]);2)" office:value-type="float" office:value="0.99" calcext:value-type="float">
            <text:p>0,99</text:p>
          </table:table-cell>
          <table:table-cell table:formula="of:=ROUND(IF([.B11]&lt;&gt;0;4*[.D11]/[.B11];IF([.C11]&lt;&gt;0;2*[.D11]/[.C11];1));2)" office:value-type="float" office:value="0.98" calcext:value-type="float">
            <text:p>0,98</text:p>
          </table:table-cell>
          <table:table-cell table:formula="of:=IF([.B11]&gt;0;4;0)+IF([.C11]&gt;0;2;0)+IF([.D11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ROUND(IF([.B12]=0;1;2*[.C12]/[.B12]);2)" office:value-type="float" office:value="1" calcext:value-type="float">
            <text:p>1</text:p>
          </table:table-cell>
          <table:table-cell table:formula="of:=ROUND(IF([.B12]&lt;&gt;0;4*[.D12]/[.B12];IF([.C12]&lt;&gt;0;2*[.D12]/[.C12];1));2)" office:value-type="float" office:value="1" calcext:value-type="float">
            <text:p>1</text:p>
          </table:table-cell>
          <table:table-cell table:formula="of:=IF([.B12]&gt;0;4;0)+IF([.C12]&gt;0;2;0)+IF([.D1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000012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ROUND(IF([.B13]=0;1;2*[.C13]/[.B13]);2)" office:value-type="float" office:value="0.99" calcext:value-type="float">
            <text:p>0,99</text:p>
          </table:table-cell>
          <table:table-cell table:formula="of:=ROUND(IF([.B13]&lt;&gt;0;4*[.D13]/[.B13];IF([.C13]&lt;&gt;0;2*[.D13]/[.C13];1));2)" office:value-type="float" office:value="0.97" calcext:value-type="float">
            <text:p>0,97</text:p>
          </table:table-cell>
          <table:table-cell table:formula="of:=IF([.B13]&gt;0;4;0)+IF([.C13]&gt;0;2;0)+IF([.D13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ROUND(IF([.B14]=0;1;2*[.C14]/[.B14]);2)" office:value-type="float" office:value="1" calcext:value-type="float">
            <text:p>1</text:p>
          </table:table-cell>
          <table:table-cell table:formula="of:=ROUND(IF([.B14]&lt;&gt;0;4*[.D14]/[.B14];IF([.C14]&lt;&gt;0;2*[.D14]/[.C14];1));2)" office:value-type="float" office:value="0.9" calcext:value-type="float">
            <text:p>0,9</text:p>
          </table:table-cell>
          <table:table-cell table:formula="of:=IF([.B14]&gt;0;4;0)+IF([.C14]&gt;0;2;0)+IF([.D14]&gt;0;1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000014</text:p>
          </table:table-cell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table:formula="of:=ROUND(IF([.B15]=0;1;2*[.C15]/[.B15]);2)" office:value-type="float" office:value="1" calcext:value-type="float">
            <text:p>1</text:p>
          </table:table-cell>
          <table:table-cell table:formula="of:=ROUND(IF([.B15]&lt;&gt;0;4*[.D15]/[.B15];IF([.C15]&lt;&gt;0;2*[.D15]/[.C15];1));2)" office:value-type="float" office:value="0.99" calcext:value-type="float">
            <text:p>0,99</text:p>
          </table:table-cell>
          <table:table-cell table:formula="of:=IF([.B15]&gt;0;4;0)+IF([.C15]&gt;0;2;0)+IF([.D15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15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ROUND(IF([.B16]=0;1;2*[.C16]/[.B16]);2)" office:value-type="float" office:value="0.9" calcext:value-type="float">
            <text:p>0,9</text:p>
          </table:table-cell>
          <table:table-cell table:formula="of:=ROUND(IF([.B16]&lt;&gt;0;4*[.D16]/[.B16];IF([.C16]&lt;&gt;0;2*[.D16]/[.C16];1));2)" office:value-type="float" office:value="0.71" calcext:value-type="float">
            <text:p>0,71</text:p>
          </table:table-cell>
          <table:table-cell table:formula="of:=IF([.B16]&gt;0;4;0)+IF([.C16]&gt;0;2;0)+IF([.D16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16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ROUND(IF([.B17]=0;1;2*[.C17]/[.B17]);2)" office:value-type="float" office:value="0.9" calcext:value-type="float">
            <text:p>0,9</text:p>
          </table:table-cell>
          <table:table-cell table:formula="of:=ROUND(IF([.B17]&lt;&gt;0;4*[.D17]/[.B17];IF([.C17]&lt;&gt;0;2*[.D17]/[.C17];1));2)" office:value-type="float" office:value="0.71" calcext:value-type="float">
            <text:p>0,71</text:p>
          </table:table-cell>
          <table:table-cell table:formula="of:=IF([.B17]&gt;0;4;0)+IF([.C17]&gt;0;2;0)+IF([.D17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1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formula="of:=ROUND(IF([.B18]=0;1;2*[.C18]/[.B18]);2)" office:value-type="float" office:value="1" calcext:value-type="float">
            <text:p>1</text:p>
          </table:table-cell>
          <table:table-cell table:formula="of:=ROUND(IF([.B18]&lt;&gt;0;4*[.D18]/[.B18];IF([.C18]&lt;&gt;0;2*[.D18]/[.C18];1));2)" office:value-type="float" office:value="1" calcext:value-type="float">
            <text:p>1</text:p>
          </table:table-cell>
          <table:table-cell table:formula="of:=IF([.B18]&gt;0;4;0)+IF([.C18]&gt;0;2;0)+IF([.D18]&gt;0;1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000018</text:p>
          </table:table-cell>
          <table:table-cell office:value-type="float" office:value="396" calcext:value-type="float">
            <text:p>396</text:p>
          </table:table-cell>
          <table:table-cell office:value-type="float" office:value="198" calcext:value-type="float">
            <text:p>198</text:p>
          </table:table-cell>
          <table:table-cell office:value-type="float" office:value="99" calcext:value-type="float">
            <text:p>99</text:p>
          </table:table-cell>
          <table:table-cell table:formula="of:=ROUND(IF([.B19]=0;1;2*[.C19]/[.B19]);2)" office:value-type="float" office:value="1" calcext:value-type="float">
            <text:p>1</text:p>
          </table:table-cell>
          <table:table-cell table:formula="of:=ROUND(IF([.B19]&lt;&gt;0;4*[.D19]/[.B19];IF([.C19]&lt;&gt;0;2*[.D19]/[.C19];1));2)" office:value-type="float" office:value="1" calcext:value-type="float">
            <text:p>1</text:p>
          </table:table-cell>
          <table:table-cell table:formula="of:=IF([.B19]&gt;0;4;0)+IF([.C19]&gt;0;2;0)+IF([.D19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1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ROUND(IF([.B20]=0;1;2*[.C20]/[.B20]);2)" office:value-type="float" office:value="1" calcext:value-type="float">
            <text:p>1</text:p>
          </table:table-cell>
          <table:table-cell table:formula="of:=ROUND(IF([.B20]&lt;&gt;0;4*[.D20]/[.B20];IF([.C20]&lt;&gt;0;2*[.D20]/[.C20];1));2)" office:value-type="float" office:value="1" calcext:value-type="float">
            <text:p>1</text:p>
          </table:table-cell>
          <table:table-cell table:formula="of:=IF([.B20]&gt;0;4;0)+IF([.C20]&gt;0;2;0)+IF([.D20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ROUND(IF([.B21]=0;1;2*[.C21]/[.B21]);2)" office:value-type="float" office:value="1" calcext:value-type="float">
            <text:p>1</text:p>
          </table:table-cell>
          <table:table-cell table:formula="of:=ROUND(IF([.B21]&lt;&gt;0;4*[.D21]/[.B21];IF([.C21]&lt;&gt;0;2*[.D21]/[.C21];1));2)" office:value-type="float" office:value="1" calcext:value-type="float">
            <text:p>1</text:p>
          </table:table-cell>
          <table:table-cell table:formula="of:=IF([.B21]&gt;0;4;0)+IF([.C21]&gt;0;2;0)+IF([.D21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21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ROUND(IF([.B22]=0;1;2*[.C22]/[.B22]);2)" office:value-type="float" office:value="1" calcext:value-type="float">
            <text:p>1</text:p>
          </table:table-cell>
          <table:table-cell table:formula="of:=ROUND(IF([.B22]&lt;&gt;0;4*[.D22]/[.B22];IF([.C22]&lt;&gt;0;2*[.D22]/[.C22];1));2)" office:value-type="float" office:value="0" calcext:value-type="float">
            <text:p>0</text:p>
          </table:table-cell>
          <table:table-cell table:formula="of:=IF([.B22]&gt;0;4;0)+IF([.C22]&gt;0;2;0)+IF([.D22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ROUND(IF([.B23]=0;1;2*[.C23]/[.B23]);2)" office:value-type="float" office:value="1" calcext:value-type="float">
            <text:p>1</text:p>
          </table:table-cell>
          <table:table-cell table:formula="of:=ROUND(IF([.B23]&lt;&gt;0;4*[.D23]/[.B23];IF([.C23]&lt;&gt;0;2*[.D23]/[.C23];1));2)" office:value-type="float" office:value="0.78" calcext:value-type="float">
            <text:p>0,78</text:p>
          </table:table-cell>
          <table:table-cell table:formula="of:=IF([.B23]&gt;0;4;0)+IF([.C23]&gt;0;2;0)+IF([.D23]&gt;0;1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00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ROUND(IF([.B24]=0;1;2*[.C24]/[.B24]);2)" office:value-type="float" office:value="1" calcext:value-type="float">
            <text:p>1</text:p>
          </table:table-cell>
          <table:table-cell table:formula="of:=ROUND(IF([.B24]&lt;&gt;0;4*[.D24]/[.B24];IF([.C24]&lt;&gt;0;2*[.D24]/[.C24];1));2)" office:value-type="float" office:value="1" calcext:value-type="float">
            <text:p>1</text:p>
          </table:table-cell>
          <table:table-cell table:formula="of:=IF([.B24]&gt;0;4;0)+IF([.C24]&gt;0;2;0)+IF([.D24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25]=0;1;2*[.C25]/[.B25]);2)" office:value-type="float" office:value="0" calcext:value-type="float">
            <text:p>0</text:p>
          </table:table-cell>
          <table:table-cell table:formula="of:=ROUND(IF([.B25]&lt;&gt;0;4*[.D25]/[.B25];IF([.C25]&lt;&gt;0;2*[.D25]/[.C25];1));2)" office:value-type="float" office:value="0" calcext:value-type="float">
            <text:p>0</text:p>
          </table:table-cell>
          <table:table-cell table:formula="of:=IF([.B25]&gt;0;4;0)+IF([.C25]&gt;0;2;0)+IF([.D25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25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ROUND(IF([.B26]=0;1;2*[.C26]/[.B26]);2)" office:value-type="float" office:value="0.99" calcext:value-type="float">
            <text:p>0,99</text:p>
          </table:table-cell>
          <table:table-cell table:formula="of:=ROUND(IF([.B26]&lt;&gt;0;4*[.D26]/[.B26];IF([.C26]&lt;&gt;0;2*[.D26]/[.C26];1));2)" office:value-type="float" office:value="0" calcext:value-type="float">
            <text:p>0</text:p>
          </table:table-cell>
          <table:table-cell table:formula="of:=IF([.B26]&gt;0;4;0)+IF([.C26]&gt;0;2;0)+IF([.D26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ROUND(IF([.B27]=0;1;2*[.C27]/[.B27]);2)" office:value-type="float" office:value="1" calcext:value-type="float">
            <text:p>1</text:p>
          </table:table-cell>
          <table:table-cell table:formula="of:=ROUND(IF([.B27]&lt;&gt;0;4*[.D27]/[.B27];IF([.C27]&lt;&gt;0;2*[.D27]/[.C27];1));2)" office:value-type="float" office:value="1" calcext:value-type="float">
            <text:p>1</text:p>
          </table:table-cell>
          <table:table-cell table:formula="of:=IF([.B27]&gt;0;4;0)+IF([.C27]&gt;0;2;0)+IF([.D2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0000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28]=0;1;2*[.C28]/[.B28]);2)" office:value-type="float" office:value="0" calcext:value-type="float">
            <text:p>0</text:p>
          </table:table-cell>
          <table:table-cell table:formula="of:=ROUND(IF([.B28]&lt;&gt;0;4*[.D28]/[.B28];IF([.C28]&lt;&gt;0;2*[.D28]/[.C28];1));2)" office:value-type="float" office:value="0" calcext:value-type="float">
            <text:p>0</text:p>
          </table:table-cell>
          <table:table-cell table:formula="of:=IF([.B28]&gt;0;4;0)+IF([.C28]&gt;0;2;0)+IF([.D28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28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table:formula="of:=ROUND(IF([.B29]=0;1;2*[.C29]/[.B29]);2)" office:value-type="float" office:value="1" calcext:value-type="float">
            <text:p>1</text:p>
          </table:table-cell>
          <table:table-cell table:formula="of:=ROUND(IF([.B29]&lt;&gt;0;4*[.D29]/[.B29];IF([.C29]&lt;&gt;0;2*[.D29]/[.C29];1));2)" office:value-type="float" office:value="0.99" calcext:value-type="float">
            <text:p>0,99</text:p>
          </table:table-cell>
          <table:table-cell table:formula="of:=IF([.B29]&gt;0;4;0)+IF([.C29]&gt;0;2;0)+IF([.D29]&gt;0;1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0000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30]=0;1;2*[.C30]/[.B30]);2)" office:value-type="float" office:value="0" calcext:value-type="float">
            <text:p>0</text:p>
          </table:table-cell>
          <table:table-cell table:formula="of:=ROUND(IF([.B30]&lt;&gt;0;4*[.D30]/[.B30];IF([.C30]&lt;&gt;0;2*[.D30]/[.C30];1));2)" office:value-type="float" office:value="0" calcext:value-type="float">
            <text:p>0</text:p>
          </table:table-cell>
          <table:table-cell table:formula="of:=IF([.B30]&gt;0;4;0)+IF([.C30]&gt;0;2;0)+IF([.D30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30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formula="of:=ROUND(IF([.B31]=0;1;2*[.C31]/[.B31]);2)" office:value-type="float" office:value="0.98" calcext:value-type="float">
            <text:p>0,98</text:p>
          </table:table-cell>
          <table:table-cell table:formula="of:=ROUND(IF([.B31]&lt;&gt;0;4*[.D31]/[.B31];IF([.C31]&lt;&gt;0;2*[.D31]/[.C31];1));2)" office:value-type="float" office:value="0.95" calcext:value-type="float">
            <text:p>0,95</text:p>
          </table:table-cell>
          <table:table-cell table:formula="of:=IF([.B31]&gt;0;4;0)+IF([.C31]&gt;0;2;0)+IF([.D31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ROUND(IF([.B32]=0;1;2*[.C32]/[.B32]);2)" office:value-type="float" office:value="1" calcext:value-type="float">
            <text:p>1</text:p>
          </table:table-cell>
          <table:table-cell table:formula="of:=ROUND(IF([.B32]&lt;&gt;0;4*[.D32]/[.B32];IF([.C32]&lt;&gt;0;2*[.D32]/[.C32];1));2)" office:value-type="float" office:value="1" calcext:value-type="float">
            <text:p>1</text:p>
          </table:table-cell>
          <table:table-cell table:formula="of:=IF([.B32]&gt;0;4;0)+IF([.C32]&gt;0;2;0)+IF([.D3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000032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formula="of:=ROUND(IF([.B33]=0;1;2*[.C33]/[.B33]);2)" office:value-type="float" office:value="1" calcext:value-type="float">
            <text:p>1</text:p>
          </table:table-cell>
          <table:table-cell table:formula="of:=ROUND(IF([.B33]&lt;&gt;0;4*[.D33]/[.B33];IF([.C33]&lt;&gt;0;2*[.D33]/[.C33];1));2)" office:value-type="float" office:value="1" calcext:value-type="float">
            <text:p>1</text:p>
          </table:table-cell>
          <table:table-cell table:formula="of:=IF([.B33]&gt;0;4;0)+IF([.C33]&gt;0;2;0)+IF([.D33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33</text:p>
          </table:table-cell>
          <table:table-cell office:value-type="float" office:value="407" calcext:value-type="float">
            <text:p>407</text:p>
          </table:table-cell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table:formula="of:=ROUND(IF([.B34]=0;1;2*[.C34]/[.B34]);2)" office:value-type="float" office:value="1" calcext:value-type="float">
            <text:p>1</text:p>
          </table:table-cell>
          <table:table-cell table:formula="of:=ROUND(IF([.B34]&lt;&gt;0;4*[.D34]/[.B34];IF([.C34]&lt;&gt;0;2*[.D34]/[.C34];1));2)" office:value-type="float" office:value="0.99" calcext:value-type="float">
            <text:p>0,99</text:p>
          </table:table-cell>
          <table:table-cell table:formula="of:=IF([.B34]&gt;0;4;0)+IF([.C34]&gt;0;2;0)+IF([.D34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34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formula="of:=ROUND(IF([.B35]=0;1;2*[.C35]/[.B35]);2)" office:value-type="float" office:value="0.96" calcext:value-type="float">
            <text:p>0,96</text:p>
          </table:table-cell>
          <table:table-cell table:formula="of:=ROUND(IF([.B35]&lt;&gt;0;4*[.D35]/[.B35];IF([.C35]&lt;&gt;0;2*[.D35]/[.C35];1));2)" office:value-type="float" office:value="0.89" calcext:value-type="float">
            <text:p>0,89</text:p>
          </table:table-cell>
          <table:table-cell table:formula="of:=IF([.B35]&gt;0;4;0)+IF([.C35]&gt;0;2;0)+IF([.D35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36]=0;1;2*[.C36]/[.B36]);2)" office:value-type="float" office:value="0" calcext:value-type="float">
            <text:p>0</text:p>
          </table:table-cell>
          <table:table-cell table:formula="of:=ROUND(IF([.B36]&lt;&gt;0;4*[.D36]/[.B36];IF([.C36]&lt;&gt;0;2*[.D36]/[.C36];1));2)" office:value-type="float" office:value="0" calcext:value-type="float">
            <text:p>0</text:p>
          </table:table-cell>
          <table:table-cell table:formula="of:=IF([.B36]&gt;0;4;0)+IF([.C36]&gt;0;2;0)+IF([.D36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3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37]=0;1;2*[.C37]/[.B37]);2)" office:value-type="float" office:value="0" calcext:value-type="float">
            <text:p>0</text:p>
          </table:table-cell>
          <table:table-cell table:formula="of:=ROUND(IF([.B37]&lt;&gt;0;4*[.D37]/[.B37];IF([.C37]&lt;&gt;0;2*[.D37]/[.C37];1));2)" office:value-type="float" office:value="0" calcext:value-type="float">
            <text:p>0</text:p>
          </table:table-cell>
          <table:table-cell table:formula="of:=IF([.B37]&gt;0;4;0)+IF([.C37]&gt;0;2;0)+IF([.D37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37</text:p>
          </table:table-cell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table:formula="of:=ROUND(IF([.B38]=0;1;2*[.C38]/[.B38]);2)" office:value-type="float" office:value="0.99" calcext:value-type="float">
            <text:p>0,99</text:p>
          </table:table-cell>
          <table:table-cell table:formula="of:=ROUND(IF([.B38]&lt;&gt;0;4*[.D38]/[.B38];IF([.C38]&lt;&gt;0;2*[.D38]/[.C38];1));2)" office:value-type="float" office:value="0.98" calcext:value-type="float">
            <text:p>0,98</text:p>
          </table:table-cell>
          <table:table-cell table:formula="of:=IF([.B38]&gt;0;4;0)+IF([.C38]&gt;0;2;0)+IF([.D38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3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39]=0;1;2*[.C39]/[.B39]);2)" office:value-type="float" office:value="0" calcext:value-type="float">
            <text:p>0</text:p>
          </table:table-cell>
          <table:table-cell table:formula="of:=ROUND(IF([.B39]&lt;&gt;0;4*[.D39]/[.B39];IF([.C39]&lt;&gt;0;2*[.D39]/[.C39];1));2)" office:value-type="float" office:value="0" calcext:value-type="float">
            <text:p>0</text:p>
          </table:table-cell>
          <table:table-cell table:formula="of:=IF([.B39]&gt;0;4;0)+IF([.C39]&gt;0;2;0)+IF([.D39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3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40]=0;1;2*[.C40]/[.B40]);2)" office:value-type="float" office:value="0" calcext:value-type="float">
            <text:p>0</text:p>
          </table:table-cell>
          <table:table-cell table:formula="of:=ROUND(IF([.B40]&lt;&gt;0;4*[.D40]/[.B40];IF([.C40]&lt;&gt;0;2*[.D40]/[.C40];1));2)" office:value-type="float" office:value="0" calcext:value-type="float">
            <text:p>0</text:p>
          </table:table-cell>
          <table:table-cell table:formula="of:=IF([.B40]&gt;0;4;0)+IF([.C40]&gt;0;2;0)+IF([.D40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40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IF([.B41]=0;1;2*[.C41]/[.B41]);2)" office:value-type="float" office:value="0.98" calcext:value-type="float">
            <text:p>0,98</text:p>
          </table:table-cell>
          <table:table-cell table:formula="of:=ROUND(IF([.B41]&lt;&gt;0;4*[.D41]/[.B41];IF([.C41]&lt;&gt;0;2*[.D41]/[.C41];1));2)" office:value-type="float" office:value="0" calcext:value-type="float">
            <text:p>0</text:p>
          </table:table-cell>
          <table:table-cell table:formula="of:=IF([.B41]&gt;0;4;0)+IF([.C41]&gt;0;2;0)+IF([.D41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4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ROUND(IF([.B42]=0;1;2*[.C42]/[.B42]);2)" office:value-type="float" office:value="0.95" calcext:value-type="float">
            <text:p>0,95</text:p>
          </table:table-cell>
          <table:table-cell table:formula="of:=ROUND(IF([.B42]&lt;&gt;0;4*[.D42]/[.B42];IF([.C42]&lt;&gt;0;2*[.D42]/[.C42];1));2)" office:value-type="float" office:value="0.86" calcext:value-type="float">
            <text:p>0,86</text:p>
          </table:table-cell>
          <table:table-cell table:formula="of:=IF([.B42]&gt;0;4;0)+IF([.C42]&gt;0;2;0)+IF([.D42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42</text:p>
          </table:table-cell>
          <table:table-cell office:value-type="float" office:value="415" calcext:value-type="float">
            <text:p>415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table:formula="of:=ROUND(IF([.B43]=0;1;2*[.C43]/[.B43]);2)" office:value-type="float" office:value="0.99" calcext:value-type="float">
            <text:p>0,99</text:p>
          </table:table-cell>
          <table:table-cell table:formula="of:=ROUND(IF([.B43]&lt;&gt;0;4*[.D43]/[.B43];IF([.C43]&lt;&gt;0;2*[.D43]/[.C43];1));2)" office:value-type="float" office:value="0.96" calcext:value-type="float">
            <text:p>0,96</text:p>
          </table:table-cell>
          <table:table-cell table:formula="of:=IF([.B43]&gt;0;4;0)+IF([.C43]&gt;0;2;0)+IF([.D43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43</text:p>
          </table:table-cell>
          <table:table-cell office:value-type="float" office:value="396" calcext:value-type="float">
            <text:p>396</text:p>
          </table:table-cell>
          <table:table-cell office:value-type="float" office:value="198" calcext:value-type="float">
            <text:p>198</text:p>
          </table:table-cell>
          <table:table-cell office:value-type="float" office:value="99" calcext:value-type="float">
            <text:p>99</text:p>
          </table:table-cell>
          <table:table-cell table:formula="of:=ROUND(IF([.B44]=0;1;2*[.C44]/[.B44]);2)" office:value-type="float" office:value="1" calcext:value-type="float">
            <text:p>1</text:p>
          </table:table-cell>
          <table:table-cell table:formula="of:=ROUND(IF([.B44]&lt;&gt;0;4*[.D44]/[.B44];IF([.C44]&lt;&gt;0;2*[.D44]/[.C44];1));2)" office:value-type="float" office:value="1" calcext:value-type="float">
            <text:p>1</text:p>
          </table:table-cell>
          <table:table-cell table:formula="of:=IF([.B44]&gt;0;4;0)+IF([.C44]&gt;0;2;0)+IF([.D44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4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ROUND(IF([.B45]=0;1;2*[.C45]/[.B45]);2)" office:value-type="float" office:value="0.91" calcext:value-type="float">
            <text:p>0,91</text:p>
          </table:table-cell>
          <table:table-cell table:formula="of:=ROUND(IF([.B45]&lt;&gt;0;4*[.D45]/[.B45];IF([.C45]&lt;&gt;0;2*[.D45]/[.C45];1));2)" office:value-type="float" office:value="0.73" calcext:value-type="float">
            <text:p>0,73</text:p>
          </table:table-cell>
          <table:table-cell table:formula="of:=IF([.B45]&gt;0;4;0)+IF([.C45]&gt;0;2;0)+IF([.D45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45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ROUND(IF([.B46]=0;1;2*[.C46]/[.B46]);2)" office:value-type="float" office:value="0.96" calcext:value-type="float">
            <text:p>0,96</text:p>
          </table:table-cell>
          <table:table-cell table:formula="of:=ROUND(IF([.B46]&lt;&gt;0;4*[.D46]/[.B46];IF([.C46]&lt;&gt;0;2*[.D46]/[.C46];1));2)" office:value-type="float" office:value="0.87" calcext:value-type="float">
            <text:p>0,87</text:p>
          </table:table-cell>
          <table:table-cell table:formula="of:=IF([.B46]&gt;0;4;0)+IF([.C46]&gt;0;2;0)+IF([.D46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4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ROUND(IF([.B47]=0;1;2*[.C47]/[.B47]);2)" office:value-type="float" office:value="1" calcext:value-type="float">
            <text:p>1</text:p>
          </table:table-cell>
          <table:table-cell table:formula="of:=ROUND(IF([.B47]&lt;&gt;0;4*[.D47]/[.B47];IF([.C47]&lt;&gt;0;2*[.D47]/[.C47];1));2)" office:value-type="float" office:value="0.95" calcext:value-type="float">
            <text:p>0,95</text:p>
          </table:table-cell>
          <table:table-cell table:formula="of:=IF([.B47]&gt;0;4;0)+IF([.C47]&gt;0;2;0)+IF([.D47]&gt;0;1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00004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ROUND(IF([.B48]=0;1;2*[.C48]/[.B48]);2)" office:value-type="float" office:value="0.91" calcext:value-type="float">
            <text:p>0,91</text:p>
          </table:table-cell>
          <table:table-cell table:formula="of:=ROUND(IF([.B48]&lt;&gt;0;4*[.D48]/[.B48];IF([.C48]&lt;&gt;0;2*[.D48]/[.C48];1));2)" office:value-type="float" office:value="0.73" calcext:value-type="float">
            <text:p>0,73</text:p>
          </table:table-cell>
          <table:table-cell table:formula="of:=IF([.B48]&gt;0;4;0)+IF([.C48]&gt;0;2;0)+IF([.D48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49]=0;1;2*[.C49]/[.B49]);2)" office:value-type="float" office:value="0" calcext:value-type="float">
            <text:p>0</text:p>
          </table:table-cell>
          <table:table-cell table:formula="of:=ROUND(IF([.B49]&lt;&gt;0;4*[.D49]/[.B49];IF([.C49]&lt;&gt;0;2*[.D49]/[.C49];1));2)" office:value-type="float" office:value="0" calcext:value-type="float">
            <text:p>0</text:p>
          </table:table-cell>
          <table:table-cell table:formula="of:=IF([.B49]&gt;0;4;0)+IF([.C49]&gt;0;2;0)+IF([.D49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4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50]=0;1;2*[.C50]/[.B50]);2)" office:value-type="float" office:value="0" calcext:value-type="float">
            <text:p>0</text:p>
          </table:table-cell>
          <table:table-cell table:formula="of:=ROUND(IF([.B50]&lt;&gt;0;4*[.D50]/[.B50];IF([.C50]&lt;&gt;0;2*[.D50]/[.C50];1));2)" office:value-type="float" office:value="0" calcext:value-type="float">
            <text:p>0</text:p>
          </table:table-cell>
          <table:table-cell table:formula="of:=IF([.B50]&gt;0;4;0)+IF([.C50]&gt;0;2;0)+IF([.D50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ROUND(IF([.B51]=0;1;2*[.C51]/[.B51]);2)" office:value-type="float" office:value="0.9" calcext:value-type="float">
            <text:p>0,9</text:p>
          </table:table-cell>
          <table:table-cell table:formula="of:=ROUND(IF([.B51]&lt;&gt;0;4*[.D51]/[.B51];IF([.C51]&lt;&gt;0;2*[.D51]/[.C51];1));2)" office:value-type="float" office:value="0" calcext:value-type="float">
            <text:p>0</text:p>
          </table:table-cell>
          <table:table-cell table:formula="of:=IF([.B51]&gt;0;4;0)+IF([.C51]&gt;0;2;0)+IF([.D51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5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ROUND(IF([.B52]=0;1;2*[.C52]/[.B52]);2)" office:value-type="float" office:value="1" calcext:value-type="float">
            <text:p>1</text:p>
          </table:table-cell>
          <table:table-cell table:formula="of:=ROUND(IF([.B52]&lt;&gt;0;4*[.D52]/[.B52];IF([.C52]&lt;&gt;0;2*[.D52]/[.C52];1));2)" office:value-type="float" office:value="1" calcext:value-type="float">
            <text:p>1</text:p>
          </table:table-cell>
          <table:table-cell table:formula="of:=IF([.B52]&gt;0;4;0)+IF([.C52]&gt;0;2;0)+IF([.D52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ROUND(IF([.B53]=0;1;2*[.C53]/[.B53]);2)" office:value-type="float" office:value="1" calcext:value-type="float">
            <text:p>1</text:p>
          </table:table-cell>
          <table:table-cell table:formula="of:=ROUND(IF([.B53]&lt;&gt;0;4*[.D53]/[.B53];IF([.C53]&lt;&gt;0;2*[.D53]/[.C53];1));2)" office:value-type="float" office:value="1" calcext:value-type="float">
            <text:p>1</text:p>
          </table:table-cell>
          <table:table-cell table:formula="of:=IF([.B53]&gt;0;4;0)+IF([.C53]&gt;0;2;0)+IF([.D5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000053</text:p>
          </table:table-cell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table:formula="of:=ROUND(IF([.B54]=0;1;2*[.C54]/[.B54]);2)" office:value-type="float" office:value="1" calcext:value-type="float">
            <text:p>1</text:p>
          </table:table-cell>
          <table:table-cell table:formula="of:=ROUND(IF([.B54]&lt;&gt;0;4*[.D54]/[.B54];IF([.C54]&lt;&gt;0;2*[.D54]/[.C54];1));2)" office:value-type="float" office:value="0.99" calcext:value-type="float">
            <text:p>0,99</text:p>
          </table:table-cell>
          <table:table-cell table:formula="of:=IF([.B54]&gt;0;4;0)+IF([.C54]&gt;0;2;0)+IF([.D54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55]=0;1;2*[.C55]/[.B55]);2)" office:value-type="float" office:value="0" calcext:value-type="float">
            <text:p>0</text:p>
          </table:table-cell>
          <table:table-cell table:formula="of:=ROUND(IF([.B55]&lt;&gt;0;4*[.D55]/[.B55];IF([.C55]&lt;&gt;0;2*[.D55]/[.C55];1));2)" office:value-type="float" office:value="0" calcext:value-type="float">
            <text:p>0</text:p>
          </table:table-cell>
          <table:table-cell table:formula="of:=IF([.B55]&gt;0;4;0)+IF([.C55]&gt;0;2;0)+IF([.D55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5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ROUND(IF([.B56]=0;1;2*[.C56]/[.B56]);2)" office:value-type="float" office:value="1" calcext:value-type="float">
            <text:p>1</text:p>
          </table:table-cell>
          <table:table-cell table:formula="of:=ROUND(IF([.B56]&lt;&gt;0;4*[.D56]/[.B56];IF([.C56]&lt;&gt;0;2*[.D56]/[.C56];1));2)" office:value-type="float" office:value="1" calcext:value-type="float">
            <text:p>1</text:p>
          </table:table-cell>
          <table:table-cell table:formula="of:=IF([.B56]&gt;0;4;0)+IF([.C56]&gt;0;2;0)+IF([.D56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5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ROUND(IF([.B57]=0;1;2*[.C57]/[.B57]);2)" office:value-type="float" office:value="1" calcext:value-type="float">
            <text:p>1</text:p>
          </table:table-cell>
          <table:table-cell table:formula="of:=ROUND(IF([.B57]&lt;&gt;0;4*[.D57]/[.B57];IF([.C57]&lt;&gt;0;2*[.D57]/[.C57];1));2)" office:value-type="float" office:value="0" calcext:value-type="float">
            <text:p>0</text:p>
          </table:table-cell>
          <table:table-cell table:formula="of:=IF([.B57]&gt;0;4;0)+IF([.C57]&gt;0;2;0)+IF([.D57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57</text:p>
          </table:table-cell>
          <table:table-cell office:value-type="float" office:value="388" calcext:value-type="float">
            <text:p>388</text:p>
          </table:table-cell>
          <table:table-cell office:value-type="float" office:value="194" calcext:value-type="float">
            <text:p>194</text:p>
          </table:table-cell>
          <table:table-cell office:value-type="float" office:value="97" calcext:value-type="float">
            <text:p>97</text:p>
          </table:table-cell>
          <table:table-cell table:formula="of:=ROUND(IF([.B58]=0;1;2*[.C58]/[.B58]);2)" office:value-type="float" office:value="1" calcext:value-type="float">
            <text:p>1</text:p>
          </table:table-cell>
          <table:table-cell table:formula="of:=ROUND(IF([.B58]&lt;&gt;0;4*[.D58]/[.B58];IF([.C58]&lt;&gt;0;2*[.D58]/[.C58];1));2)" office:value-type="float" office:value="1" calcext:value-type="float">
            <text:p>1</text:p>
          </table:table-cell>
          <table:table-cell table:formula="of:=IF([.B58]&gt;0;4;0)+IF([.C58]&gt;0;2;0)+IF([.D58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ROUND(IF([.B59]=0;1;2*[.C59]/[.B59]);2)" office:value-type="float" office:value="1" calcext:value-type="float">
            <text:p>1</text:p>
          </table:table-cell>
          <table:table-cell table:formula="of:=ROUND(IF([.B59]&lt;&gt;0;4*[.D59]/[.B59];IF([.C59]&lt;&gt;0;2*[.D59]/[.C59];1));2)" office:value-type="float" office:value="1" calcext:value-type="float">
            <text:p>1</text:p>
          </table:table-cell>
          <table:table-cell table:formula="of:=IF([.B59]&gt;0;4;0)+IF([.C59]&gt;0;2;0)+IF([.D5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000059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ROUND(IF([.B60]=0;1;2*[.C60]/[.B60]);2)" office:value-type="float" office:value="0.92" calcext:value-type="float">
            <text:p>0,92</text:p>
          </table:table-cell>
          <table:table-cell table:formula="of:=ROUND(IF([.B60]&lt;&gt;0;4*[.D60]/[.B60];IF([.C60]&lt;&gt;0;2*[.D60]/[.C60];1));2)" office:value-type="float" office:value="0" calcext:value-type="float">
            <text:p>0</text:p>
          </table:table-cell>
          <table:table-cell table:formula="of:=IF([.B60]&gt;0;4;0)+IF([.C60]&gt;0;2;0)+IF([.D60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6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61]=0;1;2*[.C61]/[.B61]);2)" office:value-type="float" office:value="0" calcext:value-type="float">
            <text:p>0</text:p>
          </table:table-cell>
          <table:table-cell table:formula="of:=ROUND(IF([.B61]&lt;&gt;0;4*[.D61]/[.B61];IF([.C61]&lt;&gt;0;2*[.D61]/[.C61];1));2)" office:value-type="float" office:value="0" calcext:value-type="float">
            <text:p>0</text:p>
          </table:table-cell>
          <table:table-cell table:formula="of:=IF([.B61]&gt;0;4;0)+IF([.C61]&gt;0;2;0)+IF([.D61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62]=0;1;2*[.C62]/[.B62]);2)" office:value-type="float" office:value="0" calcext:value-type="float">
            <text:p>0</text:p>
          </table:table-cell>
          <table:table-cell table:formula="of:=ROUND(IF([.B62]&lt;&gt;0;4*[.D62]/[.B62];IF([.C62]&lt;&gt;0;2*[.D62]/[.C62];1));2)" office:value-type="float" office:value="0" calcext:value-type="float">
            <text:p>0</text:p>
          </table:table-cell>
          <table:table-cell table:formula="of:=IF([.B62]&gt;0;4;0)+IF([.C62]&gt;0;2;0)+IF([.D62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ROUND(IF([.B63]=0;1;2*[.C63]/[.B63]);2)" office:value-type="float" office:value="1" calcext:value-type="float">
            <text:p>1</text:p>
          </table:table-cell>
          <table:table-cell table:formula="of:=ROUND(IF([.B63]&lt;&gt;0;4*[.D63]/[.B63];IF([.C63]&lt;&gt;0;2*[.D63]/[.C63];1));2)" office:value-type="float" office:value="1" calcext:value-type="float">
            <text:p>1</text:p>
          </table:table-cell>
          <table:table-cell table:formula="of:=IF([.B63]&gt;0;4;0)+IF([.C63]&gt;0;2;0)+IF([.D6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000063</text:p>
          </table:table-cell>
          <table:table-cell office:value-type="float" office:value="387" calcext:value-type="float">
            <text:p>387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table:formula="of:=ROUND(IF([.B64]=0;1;2*[.C64]/[.B64]);2)" office:value-type="float" office:value="1" calcext:value-type="float">
            <text:p>1</text:p>
          </table:table-cell>
          <table:table-cell table:formula="of:=ROUND(IF([.B64]&lt;&gt;0;4*[.D64]/[.B64];IF([.C64]&lt;&gt;0;2*[.D64]/[.C64];1));2)" office:value-type="float" office:value="0.99" calcext:value-type="float">
            <text:p>0,99</text:p>
          </table:table-cell>
          <table:table-cell table:formula="of:=IF([.B64]&gt;0;4;0)+IF([.C64]&gt;0;2;0)+IF([.D64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64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IF([.B65]=0;1;2*[.C65]/[.B65]);2)" office:value-type="float" office:value="0.98" calcext:value-type="float">
            <text:p>0,98</text:p>
          </table:table-cell>
          <table:table-cell table:formula="of:=ROUND(IF([.B65]&lt;&gt;0;4*[.D65]/[.B65];IF([.C65]&lt;&gt;0;2*[.D65]/[.C65];1));2)" office:value-type="float" office:value="0" calcext:value-type="float">
            <text:p>0</text:p>
          </table:table-cell>
          <table:table-cell table:formula="of:=IF([.B65]&gt;0;4;0)+IF([.C65]&gt;0;2;0)+IF([.D65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6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66]=0;1;2*[.C66]/[.B66]);2)" office:value-type="float" office:value="0" calcext:value-type="float">
            <text:p>0</text:p>
          </table:table-cell>
          <table:table-cell table:formula="of:=ROUND(IF([.B66]&lt;&gt;0;4*[.D66]/[.B66];IF([.C66]&lt;&gt;0;2*[.D66]/[.C66];1));2)" office:value-type="float" office:value="0" calcext:value-type="float">
            <text:p>0</text:p>
          </table:table-cell>
          <table:table-cell table:formula="of:=IF([.B66]&gt;0;4;0)+IF([.C66]&gt;0;2;0)+IF([.D66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6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ROUND(IF([.B67]=0;1;2*[.C67]/[.B67]);2)" office:value-type="float" office:value="0.95" calcext:value-type="float">
            <text:p>0,95</text:p>
          </table:table-cell>
          <table:table-cell table:formula="of:=ROUND(IF([.B67]&lt;&gt;0;4*[.D67]/[.B67];IF([.C67]&lt;&gt;0;2*[.D67]/[.C67];1));2)" office:value-type="float" office:value="0.86" calcext:value-type="float">
            <text:p>0,86</text:p>
          </table:table-cell>
          <table:table-cell table:formula="of:=IF([.B67]&gt;0;4;0)+IF([.C67]&gt;0;2;0)+IF([.D67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ROUND(IF([.B68]=0;1;2*[.C68]/[.B68]);2)" office:value-type="float" office:value="1" calcext:value-type="float">
            <text:p>1</text:p>
          </table:table-cell>
          <table:table-cell table:formula="of:=ROUND(IF([.B68]&lt;&gt;0;4*[.D68]/[.B68];IF([.C68]&lt;&gt;0;2*[.D68]/[.C68];1));2)" office:value-type="float" office:value="1" calcext:value-type="float">
            <text:p>1</text:p>
          </table:table-cell>
          <table:table-cell table:formula="of:=IF([.B68]&gt;0;4;0)+IF([.C68]&gt;0;2;0)+IF([.D6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000068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ROUND(IF([.B69]=0;1;2*[.C69]/[.B69]);2)" office:value-type="float" office:value="1" calcext:value-type="float">
            <text:p>1</text:p>
          </table:table-cell>
          <table:table-cell table:formula="of:=ROUND(IF([.B69]&lt;&gt;0;4*[.D69]/[.B69];IF([.C69]&lt;&gt;0;2*[.D69]/[.C69];1));2)" office:value-type="float" office:value="1" calcext:value-type="float">
            <text:p>1</text:p>
          </table:table-cell>
          <table:table-cell table:formula="of:=IF([.B69]&gt;0;4;0)+IF([.C69]&gt;0;2;0)+IF([.D69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ROUND(IF([.B70]=0;1;2*[.C70]/[.B70]);2)" office:value-type="float" office:value="1" calcext:value-type="float">
            <text:p>1</text:p>
          </table:table-cell>
          <table:table-cell table:formula="of:=ROUND(IF([.B70]&lt;&gt;0;4*[.D70]/[.B70];IF([.C70]&lt;&gt;0;2*[.D70]/[.C70];1));2)" office:value-type="float" office:value="1" calcext:value-type="float">
            <text:p>1</text:p>
          </table:table-cell>
          <table:table-cell table:formula="of:=IF([.B70]&gt;0;4;0)+IF([.C70]&gt;0;2;0)+IF([.D7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000070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formula="of:=ROUND(IF([.B71]=0;1;2*[.C71]/[.B71]);2)" office:value-type="float" office:value="0.99" calcext:value-type="float">
            <text:p>0,99</text:p>
          </table:table-cell>
          <table:table-cell table:formula="of:=ROUND(IF([.B71]&lt;&gt;0;4*[.D71]/[.B71];IF([.C71]&lt;&gt;0;2*[.D71]/[.C71];1));2)" office:value-type="float" office:value="0.97" calcext:value-type="float">
            <text:p>0,97</text:p>
          </table:table-cell>
          <table:table-cell table:formula="of:=IF([.B71]&gt;0;4;0)+IF([.C71]&gt;0;2;0)+IF([.D71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IF([.B72]=0;1;2*[.C72]/[.B72]);2)" office:value-type="float" office:value="1" calcext:value-type="float">
            <text:p>1</text:p>
          </table:table-cell>
          <table:table-cell table:formula="of:=ROUND(IF([.B72]&lt;&gt;0;4*[.D72]/[.B72];IF([.C72]&lt;&gt;0;2*[.D72]/[.C72];1));2)" office:value-type="float" office:value="1" calcext:value-type="float">
            <text:p>1</text:p>
          </table:table-cell>
          <table:table-cell table:formula="of:=IF([.B72]&gt;0;4;0)+IF([.C72]&gt;0;2;0)+IF([.D7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000072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ROUND(IF([.B73]=0;1;2*[.C73]/[.B73]);2)" office:value-type="float" office:value="1" calcext:value-type="float">
            <text:p>1</text:p>
          </table:table-cell>
          <table:table-cell table:formula="of:=ROUND(IF([.B73]&lt;&gt;0;4*[.D73]/[.B73];IF([.C73]&lt;&gt;0;2*[.D73]/[.C73];1));2)" office:value-type="float" office:value="0" calcext:value-type="float">
            <text:p>0</text:p>
          </table:table-cell>
          <table:table-cell table:formula="of:=IF([.B73]&gt;0;4;0)+IF([.C73]&gt;0;2;0)+IF([.D73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73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ROUND(IF([.B74]=0;1;2*[.C74]/[.B74]);2)" office:value-type="float" office:value="1" calcext:value-type="float">
            <text:p>1</text:p>
          </table:table-cell>
          <table:table-cell table:formula="of:=ROUND(IF([.B74]&lt;&gt;0;4*[.D74]/[.B74];IF([.C74]&lt;&gt;0;2*[.D74]/[.C74];1));2)" office:value-type="float" office:value="1" calcext:value-type="float">
            <text:p>1</text:p>
          </table:table-cell>
          <table:table-cell table:formula="of:=IF([.B74]&gt;0;4;0)+IF([.C74]&gt;0;2;0)+IF([.D74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74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ROUND(IF([.B75]=0;1;2*[.C75]/[.B75]);2)" office:value-type="float" office:value="0.96" calcext:value-type="float">
            <text:p>0,96</text:p>
          </table:table-cell>
          <table:table-cell table:formula="of:=ROUND(IF([.B75]&lt;&gt;0;4*[.D75]/[.B75];IF([.C75]&lt;&gt;0;2*[.D75]/[.C75];1));2)" office:value-type="float" office:value="0.87" calcext:value-type="float">
            <text:p>0,87</text:p>
          </table:table-cell>
          <table:table-cell table:formula="of:=IF([.B75]&gt;0;4;0)+IF([.C75]&gt;0;2;0)+IF([.D75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75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76]=0;1;2*[.C76]/[.B76]);2)" office:value-type="float" office:value="0" calcext:value-type="float">
            <text:p>0</text:p>
          </table:table-cell>
          <table:table-cell table:formula="of:=ROUND(IF([.B76]&lt;&gt;0;4*[.D76]/[.B76];IF([.C76]&lt;&gt;0;2*[.D76]/[.C76];1));2)" office:value-type="float" office:value="0" calcext:value-type="float">
            <text:p>0</text:p>
          </table:table-cell>
          <table:table-cell table:formula="of:=IF([.B76]&gt;0;4;0)+IF([.C76]&gt;0;2;0)+IF([.D76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77]=0;1;2*[.C77]/[.B77]);2)" office:value-type="float" office:value="0" calcext:value-type="float">
            <text:p>0</text:p>
          </table:table-cell>
          <table:table-cell table:formula="of:=ROUND(IF([.B77]&lt;&gt;0;4*[.D77]/[.B77];IF([.C77]&lt;&gt;0;2*[.D77]/[.C77];1));2)" office:value-type="float" office:value="0" calcext:value-type="float">
            <text:p>0</text:p>
          </table:table-cell>
          <table:table-cell table:formula="of:=IF([.B77]&gt;0;4;0)+IF([.C77]&gt;0;2;0)+IF([.D77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77</text:p>
          </table:table-cell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formula="of:=ROUND(IF([.B78]=0;1;2*[.C78]/[.B78]);2)" office:value-type="float" office:value="0.99" calcext:value-type="float">
            <text:p>0,99</text:p>
          </table:table-cell>
          <table:table-cell table:formula="of:=ROUND(IF([.B78]&lt;&gt;0;4*[.D78]/[.B78];IF([.C78]&lt;&gt;0;2*[.D78]/[.C78];1));2)" office:value-type="float" office:value="0.97" calcext:value-type="float">
            <text:p>0,97</text:p>
          </table:table-cell>
          <table:table-cell table:formula="of:=IF([.B78]&gt;0;4;0)+IF([.C78]&gt;0;2;0)+IF([.D78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7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IF([.B79]=0;1;2*[.C79]/[.B79]);2)" office:value-type="float" office:value="1" calcext:value-type="float">
            <text:p>1</text:p>
          </table:table-cell>
          <table:table-cell table:formula="of:=ROUND(IF([.B79]&lt;&gt;0;4*[.D79]/[.B79];IF([.C79]&lt;&gt;0;2*[.D79]/[.C79];1));2)" office:value-type="float" office:value="0" calcext:value-type="float">
            <text:p>0</text:p>
          </table:table-cell>
          <table:table-cell table:formula="of:=IF([.B79]&gt;0;4;0)+IF([.C79]&gt;0;2;0)+IF([.D79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7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table:formula="of:=ROUND(IF([.B80]=0;1;2*[.C80]/[.B80]);2)" office:value-type="float" office:value="1" calcext:value-type="float">
            <text:p>1</text:p>
          </table:table-cell>
          <table:table-cell table:formula="of:=ROUND(IF([.B80]&lt;&gt;0;4*[.D80]/[.B80];IF([.C80]&lt;&gt;0;2*[.D80]/[.C80];1));2)" office:value-type="float" office:value="1" calcext:value-type="float">
            <text:p>1</text:p>
          </table:table-cell>
          <table:table-cell table:formula="of:=IF([.B80]&gt;0;4;0)+IF([.C80]&gt;0;2;0)+IF([.D80]&gt;0;1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00008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97" calcext:value-type="float">
            <text:p>97</text:p>
          </table:table-cell>
          <table:table-cell table:formula="of:=ROUND(IF([.B81]=0;1;2*[.C81]/[.B81]);2)" office:value-type="float" office:value="1" calcext:value-type="float">
            <text:p>1</text:p>
          </table:table-cell>
          <table:table-cell table:formula="of:=ROUND(IF([.B81]&lt;&gt;0;4*[.D81]/[.B81];IF([.C81]&lt;&gt;0;2*[.D81]/[.C81];1));2)" office:value-type="float" office:value="1" calcext:value-type="float">
            <text:p>1</text:p>
          </table:table-cell>
          <table:table-cell table:formula="of:=IF([.B81]&gt;0;4;0)+IF([.C81]&gt;0;2;0)+IF([.D81]&gt;0;1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00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ROUND(IF([.B82]=0;1;2*[.C82]/[.B82]);2)" office:value-type="float" office:value="1" calcext:value-type="float">
            <text:p>1</text:p>
          </table:table-cell>
          <table:table-cell table:formula="of:=ROUND(IF([.B82]&lt;&gt;0;4*[.D82]/[.B82];IF([.C82]&lt;&gt;0;2*[.D82]/[.C82];1));2)" office:value-type="float" office:value="1" calcext:value-type="float">
            <text:p>1</text:p>
          </table:table-cell>
          <table:table-cell table:formula="of:=IF([.B82]&gt;0;4;0)+IF([.C82]&gt;0;2;0)+IF([.D8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000082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ROUND(IF([.B83]=0;1;2*[.C83]/[.B83]);2)" office:value-type="float" office:value="1" calcext:value-type="float">
            <text:p>1</text:p>
          </table:table-cell>
          <table:table-cell table:formula="of:=ROUND(IF([.B83]&lt;&gt;0;4*[.D83]/[.B83];IF([.C83]&lt;&gt;0;2*[.D83]/[.C83];1));2)" office:value-type="float" office:value="1" calcext:value-type="float">
            <text:p>1</text:p>
          </table:table-cell>
          <table:table-cell table:formula="of:=IF([.B83]&gt;0;4;0)+IF([.C83]&gt;0;2;0)+IF([.D83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83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formula="of:=ROUND(IF([.B84]=0;1;2*[.C84]/[.B84]);2)" office:value-type="float" office:value="0.98" calcext:value-type="float">
            <text:p>0,98</text:p>
          </table:table-cell>
          <table:table-cell table:formula="of:=ROUND(IF([.B84]&lt;&gt;0;4*[.D84]/[.B84];IF([.C84]&lt;&gt;0;2*[.D84]/[.C84];1));2)" office:value-type="float" office:value="0.95" calcext:value-type="float">
            <text:p>0,95</text:p>
          </table:table-cell>
          <table:table-cell table:formula="of:=IF([.B84]&gt;0;4;0)+IF([.C84]&gt;0;2;0)+IF([.D84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84</text:p>
          </table:table-cell>
          <table:table-cell office:value-type="float" office:value="390" calcext:value-type="float">
            <text:p>390</text:p>
          </table:table-cell>
          <table:table-cell office:value-type="float" office:value="194" calcext:value-type="float">
            <text:p>194</text:p>
          </table:table-cell>
          <table:table-cell office:value-type="float" office:value="96" calcext:value-type="float">
            <text:p>96</text:p>
          </table:table-cell>
          <table:table-cell table:formula="of:=ROUND(IF([.B85]=0;1;2*[.C85]/[.B85]);2)" office:value-type="float" office:value="0.99" calcext:value-type="float">
            <text:p>0,99</text:p>
          </table:table-cell>
          <table:table-cell table:formula="of:=ROUND(IF([.B85]&lt;&gt;0;4*[.D85]/[.B85];IF([.C85]&lt;&gt;0;2*[.D85]/[.C85];1));2)" office:value-type="float" office:value="0.98" calcext:value-type="float">
            <text:p>0,98</text:p>
          </table:table-cell>
          <table:table-cell table:formula="of:=IF([.B85]&gt;0;4;0)+IF([.C85]&gt;0;2;0)+IF([.D85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8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IF([.B86]=0;1;2*[.C86]/[.B86]);2)" office:value-type="float" office:value="0.92" calcext:value-type="float">
            <text:p>0,92</text:p>
          </table:table-cell>
          <table:table-cell table:formula="of:=ROUND(IF([.B86]&lt;&gt;0;4*[.D86]/[.B86];IF([.C86]&lt;&gt;0;2*[.D86]/[.C86];1));2)" office:value-type="float" office:value="0" calcext:value-type="float">
            <text:p>0</text:p>
          </table:table-cell>
          <table:table-cell table:formula="of:=IF([.B86]&gt;0;4;0)+IF([.C86]&gt;0;2;0)+IF([.D86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86</text:p>
          </table:table-cell>
          <table:table-cell office:value-type="float" office:value="127" calcext:value-type="float">
            <text:p>1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formula="of:=ROUND(IF([.B87]=0;1;2*[.C87]/[.B87]);2)" office:value-type="float" office:value="0.96" calcext:value-type="float">
            <text:p>0,96</text:p>
          </table:table-cell>
          <table:table-cell table:formula="of:=ROUND(IF([.B87]&lt;&gt;0;4*[.D87]/[.B87];IF([.C87]&lt;&gt;0;2*[.D87]/[.C87];1));2)" office:value-type="float" office:value="0.88" calcext:value-type="float">
            <text:p>0,88</text:p>
          </table:table-cell>
          <table:table-cell table:formula="of:=IF([.B87]&gt;0;4;0)+IF([.C87]&gt;0;2;0)+IF([.D87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8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ROUND(IF([.B88]=0;1;2*[.C88]/[.B88]);2)" office:value-type="float" office:value="1" calcext:value-type="float">
            <text:p>1</text:p>
          </table:table-cell>
          <table:table-cell table:formula="of:=ROUND(IF([.B88]&lt;&gt;0;4*[.D88]/[.B88];IF([.C88]&lt;&gt;0;2*[.D88]/[.C88];1));2)" office:value-type="float" office:value="1" calcext:value-type="float">
            <text:p>1</text:p>
          </table:table-cell>
          <table:table-cell table:formula="of:=IF([.B88]&gt;0;4;0)+IF([.C88]&gt;0;2;0)+IF([.D88]&gt;0;1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000088</text:p>
          </table:table-cell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formula="of:=ROUND(IF([.B89]=0;1;2*[.C89]/[.B89]);2)" office:value-type="float" office:value="1" calcext:value-type="float">
            <text:p>1</text:p>
          </table:table-cell>
          <table:table-cell table:formula="of:=ROUND(IF([.B89]&lt;&gt;0;4*[.D89]/[.B89];IF([.C89]&lt;&gt;0;2*[.D89]/[.C89];1));2)" office:value-type="float" office:value="1" calcext:value-type="float">
            <text:p>1</text:p>
          </table:table-cell>
          <table:table-cell table:formula="of:=IF([.B89]&gt;0;4;0)+IF([.C89]&gt;0;2;0)+IF([.D89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8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90]=0;1;2*[.C90]/[.B90]);2)" office:value-type="float" office:value="0" calcext:value-type="float">
            <text:p>0</text:p>
          </table:table-cell>
          <table:table-cell table:formula="of:=ROUND(IF([.B90]&lt;&gt;0;4*[.D90]/[.B90];IF([.C90]&lt;&gt;0;2*[.D90]/[.C90];1));2)" office:value-type="float" office:value="0" calcext:value-type="float">
            <text:p>0</text:p>
          </table:table-cell>
          <table:table-cell table:formula="of:=IF([.B90]&gt;0;4;0)+IF([.C90]&gt;0;2;0)+IF([.D90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90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formula="of:=ROUND(IF([.B91]=0;1;2*[.C91]/[.B91]);2)" office:value-type="float" office:value="0.99" calcext:value-type="float">
            <text:p>0,99</text:p>
          </table:table-cell>
          <table:table-cell table:formula="of:=ROUND(IF([.B91]&lt;&gt;0;4*[.D91]/[.B91];IF([.C91]&lt;&gt;0;2*[.D91]/[.C91];1));2)" office:value-type="float" office:value="0.97" calcext:value-type="float">
            <text:p>0,97</text:p>
          </table:table-cell>
          <table:table-cell table:formula="of:=IF([.B91]&gt;0;4;0)+IF([.C91]&gt;0;2;0)+IF([.D91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91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ROUND(IF([.B92]=0;1;2*[.C92]/[.B92]);2)" office:value-type="float" office:value="0.95" calcext:value-type="float">
            <text:p>0,95</text:p>
          </table:table-cell>
          <table:table-cell table:formula="of:=ROUND(IF([.B92]&lt;&gt;0;4*[.D92]/[.B92];IF([.C92]&lt;&gt;0;2*[.D92]/[.C92];1));2)" office:value-type="float" office:value="0" calcext:value-type="float">
            <text:p>0</text:p>
          </table:table-cell>
          <table:table-cell table:formula="of:=IF([.B92]&gt;0;4;0)+IF([.C92]&gt;0;2;0)+IF([.D92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9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93]=0;1;2*[.C93]/[.B93]);2)" office:value-type="float" office:value="0" calcext:value-type="float">
            <text:p>0</text:p>
          </table:table-cell>
          <table:table-cell table:formula="of:=ROUND(IF([.B93]&lt;&gt;0;4*[.D93]/[.B93];IF([.C93]&lt;&gt;0;2*[.D93]/[.C93];1));2)" office:value-type="float" office:value="0" calcext:value-type="float">
            <text:p>0</text:p>
          </table:table-cell>
          <table:table-cell table:formula="of:=IF([.B93]&gt;0;4;0)+IF([.C93]&gt;0;2;0)+IF([.D93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9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IF([.B94]=0;1;2*[.C94]/[.B94]);2)" office:value-type="float" office:value="1" calcext:value-type="float">
            <text:p>1</text:p>
          </table:table-cell>
          <table:table-cell table:formula="of:=ROUND(IF([.B94]&lt;&gt;0;4*[.D94]/[.B94];IF([.C94]&lt;&gt;0;2*[.D94]/[.C94];1));2)" office:value-type="float" office:value="0" calcext:value-type="float">
            <text:p>0</text:p>
          </table:table-cell>
          <table:table-cell table:formula="of:=IF([.B94]&gt;0;4;0)+IF([.C94]&gt;0;2;0)+IF([.D94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94</text:p>
          </table:table-cell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formula="of:=ROUND(IF([.B95]=0;1;2*[.C95]/[.B95]);2)" office:value-type="float" office:value="1" calcext:value-type="float">
            <text:p>1</text:p>
          </table:table-cell>
          <table:table-cell table:formula="of:=ROUND(IF([.B95]&lt;&gt;0;4*[.D95]/[.B95];IF([.C95]&lt;&gt;0;2*[.D95]/[.C95];1));2)" office:value-type="float" office:value="1" calcext:value-type="float">
            <text:p>1</text:p>
          </table:table-cell>
          <table:table-cell table:formula="of:=IF([.B95]&gt;0;4;0)+IF([.C95]&gt;0;2;0)+IF([.D95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9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96]=0;1;2*[.C96]/[.B96]);2)" office:value-type="float" office:value="0" calcext:value-type="float">
            <text:p>0</text:p>
          </table:table-cell>
          <table:table-cell table:formula="of:=ROUND(IF([.B96]&lt;&gt;0;4*[.D96]/[.B96];IF([.C96]&lt;&gt;0;2*[.D96]/[.C96];1));2)" office:value-type="float" office:value="0" calcext:value-type="float">
            <text:p>0</text:p>
          </table:table-cell>
          <table:table-cell table:formula="of:=IF([.B96]&gt;0;4;0)+IF([.C96]&gt;0;2;0)+IF([.D96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97]=0;1;2*[.C97]/[.B97]);2)" office:value-type="float" office:value="0" calcext:value-type="float">
            <text:p>0</text:p>
          </table:table-cell>
          <table:table-cell table:formula="of:=ROUND(IF([.B97]&lt;&gt;0;4*[.D97]/[.B97];IF([.C97]&lt;&gt;0;2*[.D97]/[.C97];1));2)" office:value-type="float" office:value="0" calcext:value-type="float">
            <text:p>0</text:p>
          </table:table-cell>
          <table:table-cell table:formula="of:=IF([.B97]&gt;0;4;0)+IF([.C97]&gt;0;2;0)+IF([.D97]&gt;0;1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00009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IF([.B98]=0;1;2*[.C98]/[.B98]);2)" office:value-type="float" office:value="1" calcext:value-type="float">
            <text:p>1</text:p>
          </table:table-cell>
          <table:table-cell table:formula="of:=ROUND(IF([.B98]&lt;&gt;0;4*[.D98]/[.B98];IF([.C98]&lt;&gt;0;2*[.D98]/[.C98];1));2)" office:value-type="float" office:value="0" calcext:value-type="float">
            <text:p>0</text:p>
          </table:table-cell>
          <table:table-cell table:formula="of:=IF([.B98]&gt;0;4;0)+IF([.C98]&gt;0;2;0)+IF([.D98]&gt;0;1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000098</text:p>
          </table:table-cell>
          <table:table-cell office:value-type="float" office:value="206" calcext:value-type="float">
            <text:p>206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ROUND(IF([.B99]=0;1;2*[.C99]/[.B99]);2)" office:value-type="float" office:value="0.99" calcext:value-type="float">
            <text:p>0,99</text:p>
          </table:table-cell>
          <table:table-cell table:formula="of:=ROUND(IF([.B99]&lt;&gt;0;4*[.D99]/[.B99];IF([.C99]&lt;&gt;0;2*[.D99]/[.C99];1));2)" office:value-type="float" office:value="0.97" calcext:value-type="float">
            <text:p>0,97</text:p>
          </table:table-cell>
          <table:table-cell table:formula="of:=IF([.B99]&gt;0;4;0)+IF([.C99]&gt;0;2;0)+IF([.D99]&gt;0;1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00009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ROUND(IF([.B100]=0;1;2*[.C100]/[.B100]);2)" office:value-type="float" office:value="1" calcext:value-type="float">
            <text:p>1</text:p>
          </table:table-cell>
          <table:table-cell table:formula="of:=ROUND(IF([.B100]&lt;&gt;0;4*[.D100]/[.B100];IF([.C100]&lt;&gt;0;2*[.D100]/[.C100];1));2)" office:value-type="float" office:value="0.95" calcext:value-type="float">
            <text:p>0,95</text:p>
          </table:table-cell>
          <table:table-cell table:formula="of:=IF([.B100]&gt;0;4;0)+IF([.C100]&gt;0;2;0)+IF([.D100]&gt;0;1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000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IF([.B101]=0;1;2*[.C101]/[.B101]);2)" office:value-type="float" office:value="0" calcext:value-type="float">
            <text:p>0</text:p>
          </table:table-cell>
          <table:table-cell table:formula="of:=ROUND(IF([.B101]&lt;&gt;0;4*[.D101]/[.B101];IF([.C101]&lt;&gt;0;2*[.D101]/[.C101];1));2)" office:value-type="float" office:value="0" calcext:value-type="float">
            <text:p>0</text:p>
          </table:table-cell>
          <table:table-cell table:formula="of:=IF([.B101]&gt;0;4;0)+IF([.C101]&gt;0;2;0)+IF([.D101]&gt;0;1;0)" office:value-type="float" office:value="4" calcext:value-type="float">
            <text:p>4</text:p>
          </table:table-cell>
        </table:table-row>
      </table:table>
      <table:table table:name="Half-Q%" table:style-name="ta1">
        <table:table-column table:style-name="co5" table:default-cell-style-name="ce3"/>
        <table:table-column table:style-name="co5" table:default-cell-style-name="ce7"/>
        <table:table-row table:style-name="ro1">
          <table:table-cell table:style-name="ce1" office:value-type="string" calcext:value-type="string">
            <text:p>Half-Q%</text:p>
          </table:table-cell>
          <table:table-cell table:style-name="ce5" office:value-type="string" calcext:value-type="string">
            <text:p>Anzahl - Half-Q%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46" calcext:value-type="float">
            <text:p>46</text:p>
          </table:table-cell>
        </table:table-row>
        <table:table-row table:style-name="ro1">
          <table:table-cell table:style-name="ce4" office:value-type="string" calcext:value-type="string">
            <text:p>Gesamt Ergebnis</text:p>
          </table:table-cell>
          <table:table-cell table:style-name="ce9" office:value-type="float" office:value="100" calcext:value-type="float">
            <text:p>100</text:p>
          </table:table-cell>
        </table:table-row>
      </table:table>
      <table:table table:name="Quarter-Q%" table:style-name="ta1">
        <table:table-column table:style-name="co6" table:default-cell-style-name="ce3"/>
        <table:table-column table:style-name="co5" table:default-cell-style-name="ce7"/>
        <table:table-row table:style-name="ro1">
          <table:table-cell table:style-name="ce1" office:value-type="string" calcext:value-type="string">
            <text:p>Quater-Q%</text:p>
          </table:table-cell>
          <table:table-cell table:style-name="ce5" office:value-type="string" calcext:value-type="string">
            <text:p>Anzahl - Quater-Q%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">
          <table:table-cell table:style-name="ce4" office:value-type="string" calcext:value-type="string">
            <text:p>Gesamt Ergebnis</text:p>
          </table:table-cell>
          <table:table-cell table:style-name="ce9"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Tabelle1.A1:Tabelle1.G101" table:display-filter-buttons="true"/>
      </table:database-ranges>
      <table:data-pilot-tables>
        <table:data-pilot-table table:name="DataPilot1" table:application-data="" table:target-range-address="'Quarter-Q%'.A1:'Quarter-Q%'.B17" table:buttons="'Quarter-Q%'.A1" table:show-filter-button="false" table:drill-down-on-double-click="false">
          <table:source-cell-range table:cell-range-address="Tabelle1.A1:Tabelle1.F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ater-Q%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9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ater-Q%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Half-Q%'.A1:'Half-Q%'.B11" table:buttons="'Half-Q%'.A1" table:show-filter-button="false" table:drill-down-on-double-click="false">
          <table:source-cell-range table:cell-range-address="Tabelle1.A1:Tabelle1.F1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alf-Q%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9" table:display="true" table:show-details="true"/>
                <table:data-pilot-member table:name="0,91" table:display="true" table:show-details="true"/>
                <table:data-pilot-member table:name="0,92" table:display="true" table:show-details="true"/>
                <table:data-pilot-member table:name="0,95" table:display="true" table:show-details="true"/>
                <table:data-pilot-member table:name="0,96" table:display="true" table:show-details="true"/>
                <table:data-pilot-member table:name="0,98" table:display="true" table:show-details="true"/>
                <table:data-pilot-member table:name="0,99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alf-Q%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.00.0000</text:date>, <text:time style:data-style-name="N2" text:time-value="19:05:41.5010365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26:50.496577327</meta:creation-date>
    <dc:date>2019-02-14T08:52:46.179620816</dc:date>
    <meta:editing-duration>P1DT34S</meta:editing-duration>
    <meta:editing-cycles>3</meta:editing-cycles>
    <meta:generator>LibreOffice/5.1.6.2$Linux_X86_64 LibreOffice_project/10m0$Build-2</meta:generator>
    <meta:document-statistic meta:table-count="3" meta:cell-count="762" meta:object-count="0"/>
  </office:meta>
</office:document-meta>
</file>